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file-entry manifest:full-path="media/image2.png" manifest:media-type="image/png"/>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rebuchet MS" svg:font-family="Trebuchet MS" style:font-family-generic="swiss" style:font-pitch="variable" svg:panose-1="2 11 6 3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image text:level="1" xlink:href="media/image1.png" xlink:type="simple" xlink:show="embed" xlink:actuate="onLoad">
        <style:list-level-properties text:space-before="0.25in" text:min-label-width="0.25in" style:vertical-pos="middle" style:vertical-rel="line" fo:width="0.0701in" fo:height="0.1388in" text:list-level-position-and-space-mode="label-alignment">
          <style:list-level-label-alignment text:label-followed-by="listtab" fo:margin-left="0.5in" fo:text-indent="-0.25in"/>
        </style:list-level-properties>
      </text:list-level-style-image>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Heading1" style:master-page-name="MP0" style:family="paragraph">
      <style:paragraph-properties fo:break-before="page"/>
    </style:style>
    <style:style style:name="T10" style:parent-style-name="DefaultParagraphFont" style:family="text">
      <style:text-properties style:language-asian="it" style:country-asian="IT"/>
    </style:style>
    <style:style style:name="P11" style:parent-style-name="Heading1" style:family="paragraph">
      <style:paragraph-properties fo:text-align="center"/>
      <style:text-properties style:font-size-complex="14pt" fo:language="en" fo:country="GB"/>
    </style:style>
    <style:style style:name="P12" style:parent-style-name="Normal" style:family="paragraph">
      <style:paragraph-properties fo:text-align="center"/>
      <style:text-properties fo:language="en" fo:country="US"/>
    </style:style>
    <style:style style:name="P13" style:parent-style-name="Normal" style:family="paragraph">
      <style:text-properties fo:language="en" fo:country="US"/>
    </style:style>
    <style:style style:name="P14" style:parent-style-name="Normal" style:family="paragraph">
      <style:text-properties style:text-position="super 63.6%" fo:language="en" fo:country="US"/>
    </style:style>
    <style:style style:name="P15" style:parent-style-name="titolo_video" style:family="paragraph">
      <style:text-properties fo:language="en" fo:country="GB"/>
    </style:style>
    <style:style style:family="graphic" style:name="a0" style:parent-style-name="Graphics">
      <style:graphic-properties fo:border="none" fo:background-color="transparent" style:wrap="parallel" style:wrap-contour="false" fo:clip="rect(0in, 0in, 0in, 0in)" style:horizontal-rel="page-content" style:vertical-rel="page-content" style:horizontal-pos="left" style:vertical-pos="top"/>
    </style:style>
  </office:automatic-styles>
  <office:body>
    <office:text text:use-soft-page-breaks="true">
      <text:h text:style-name="P1" text:outline-level="1"><text:span text:style-name="T10"><draw:frame draw:z-index="251659264" draw:style-name="a0" draw:name="Picture 9" text:anchor-type="paragraph" svg:x="0in" svg:y="0in" svg:width="7.08333in" svg:height="0.875in" style:rel-width="scale" style:rel-height="scale"><draw:image xlink:href="media/image2.png" xlink:type="simple" xlink:show="embed" xlink:actuate="onLoad"/><svg:title/><svg:desc>intestazione_audio_transcription</svg:desc></draw:frame></text:span></text:h>
      <text:h text:style-name="P11" text:outline-level="1">Communication skills for engineering scholars</text:h>
      <text:p text:style-name="P12">____________________</text:p>
      <text:p text:style-name="P13"/>
      <text:p text:style-name="P14"/>
      <text:list text:style-name="LFO2" text:continue-numbering="true">
        <text:list-item>
          <text:p text:style-name="P15">Dressing ideas in words: style</text:p>
        </text:list-item>
      </text:list>
      <text:p text:style-name="trascrizione">We can translate with “style” the Latin word “elocutio”, the name of the third phase of rhetoric, the one in which we deal with “how to dress ideas in words”, that is, “how to actually say what we mean to say”. The assumption behind this phase is this: that there are more ways in which we can express one idea. Let us start with an example from literature and more specifically from a famous tragedy by William Shakespeare: Romeo and Juliet. Everybody knows the story, but not everybody remembers how it begins. At the beginning of the tragedy, we have Romeo desperately in love with… someone else, not Juliet. He actually is in love with another girl, Rosaline, who does not love him back, as it sometimes happens. And Romeo’s friends try to buck him up and suggest<text:s/>going to a party at the Capulet’s. And Romeo says: “You want me dead, bringing me to a party by my sworn enemies”. But the friends say: “There won’t be any problem, you can wear a mask”. And so they go and the first thing Romeo spots when he gets into the<text:s/>hall is Juliet dancing. And he is dumbstruck and he thinks… she is beautiful. He forgets Rosaline on the spot and falls in love with Juliet (and we know how it ends). So we have a simple, clear idea: “She is beautiful”. And one way of saying it is already<text:s/>this one, “She is beautiful”. But there are other ways, thanks God, and thanks God we have Shakespeare who chooses another way, and so Romeo says: “She teaches the torches how to burn bright […] Did my heart love, until now? Call me a liar, my eyes, for I’ve never seen true beauty until this night”. As you can see, this is a quite good alternative to just saying “Oh, she is beautiful”. What can we learn from this example? That even without being Shakespeare, we can see that the way we dress our ideas with<text:s/>words can make a difference. “Elocutio” first and foremost reminds us that a good text has to be correct, clear and appropriate to the situation. These are the first 3 “virtues” of style, taught by ancient orators. We shall linger on the 4th virtue, which<text:s/>is called “ornament”: we could say, how to do magic with words. Ornament is based on the famous “rhetorical figures”, that is, ways in which the normal use of language gest deflected and re-purposed to provide a vivid image of what the communicator wants to say. The rhetorical figures are many and are organized according to different taxonomies. For the sake of this course, we shall see some examples, meant to persuade of their efficacy and to prompt to “search for<text:s/><text:soft-page-break/>more”. Let us start with the queen of all<text:s/>rhetorical figures: the metaphor. Metaphor basically means making reference to something by means of something else. If we say “Louis is a lion” we make reference to Louis’s courage by means of something else – the lion – which does not mean “courage” but<text:s/>entails “courage” as a prominent characteristic. You can immediately see how striking and effective the metaphor is with respect to simply saying “Louis is brave”. Let us know take another example of metaphor used in a project proposal, by my group. The proposal dates back to some years ago, when technology-based communication for cultural heritage was blossoming in some countries, especially Anglo-Saxon countries, while other countries were lagging behind. The proposal would stem from this gap: there are institutions that, in spite of being quite relevant in the real world from the point of view of their collections, do not have an adequate representation on the internet. In order to convey how striking this paradox was, a metaphor was used and we wrote: “The divide is striking: over the Internet, giants of the cultural world are dwarfed by institutions of medium relevance.” As you can see, the paradox is highly emphasized by the metaphor, which is much more effective than just saying: “Important institutions are not adequately represented on the internet while less important ones are”. Let us see now another example of rhetorical figure, this time a quite elaborate analogy, that is, a comparison meant to help the audience connect to an idea. The author is the US president Abraham Lincoln, replying to critics to his administration. Here it is: “Gentlemen, suppose all the property you were worth was in gold, and you had put it in the hands of Blondin [the famous rope-walker] to carry across the Niagara River on<text:s/>a rope, would you shake the cable, or keep shouting out to him—“Blondin, stand up a little straighter—Blondin, stoop a little more—go a little faster—lean a little more to the north—lean a little more to the south?” No, you would hold your breath as well<text:s/>as your tongue, and keep your hands off until he was safe over. The Government is carrying an immense weight. Untold treasures are in their hands. They are doing the very best they can. Don’t badger them. Keep silent, and we’ll get you safe across.” Here,<text:s/>like in the Shakespeare’s example, the idea is simple: “I do not think we should change anything”. But see how much more effective it is to express it via a complex, compelling, engaging analogy. How can you object to that? Of course you do not want to badger a ropewalker! We now see a last example of rhetorical figure: the anaphora. The anaphora consists in the repetition of the same word/expression at the beginning of successive clauses. Winston Churchill uses anaphora in a famous speech that changed the<text:s/>world’s history: “We shall not flag or fail. We shall go on to the end. We shall fight in France, we shall fight on the seas and oceans, we shall fight with growing confidence and growing strength in the air, we shall defend our island, whatever the cost may be, we shall fight on the beaches, we shall fight on the landing grounds, we shall fight in the fields and in the streets, we shall fight in the hills. We shall never surrender.” This kind of strategy, which is meant to add emphasis, can also be used in<text:s/>scientific communication. Here is an example from a paper discussing the advantages of using chatbots in education. Anaphora serves the purpose of emphasizing the cause-effect relation between the design choice being defended in the study and its advantages. We would like to conclude discussing why we should have data-driven chatbots. The advantages that we envision are several: -<text:s/><text:soft-page-break/>Simplifying the production cost: for a new course, only the content DB needs to be replaced; - As a consequence, content experts can generate a new chatbot (almost) without need of using ICT experts; - As a consequence, a lower cost of production (much lower with respect to current practices) allows a large diffusion of chatbots; - As a consequence, the cost of maintenance of content and pathways is greatly reduced, therefore leading to an improved quality over a medium-long period. With this lesson, I hope I have achieved two goals: number one, to show you that rhetorical figures are not “mere” ornaments but actual devices that can make communication more effective. Number two, to entice you to “dig for more” and experiment and see by yourself that rhetorical devices can turn a plain text into an arrow that hits the target.</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rebuchet MS" svg:font-family="Trebuchet MS" style:font-family-generic="swiss" style:font-pitch="variable" svg:panose-1="2 11 6 3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it" fo:country="IT"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Trebuchet MS" style:font-name-asian="Times New Roman" style:font-name-complex="Times New Roman" fo:color="#646464" fo:font-size="14pt" style:font-size-asian="14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bottom="0.0833in" fo:margin-left="0in" fo:text-indent="0in">
        <style:tab-stops/>
      </style:paragraph-properties>
      <style:text-properties style:font-name="Trebuchet MS" style:font-name-asian="Times New Roman" style:font-name-complex="Times New Roman" fo:color="#1D9DD9" fo:font-size="13pt" style:font-size-asian="13pt" style:font-size-complex="13pt" fo:hyphenate="false"/>
    </style:style>
    <style:style style:name="Heading3" style:display-name="Heading 3" style:family="paragraph" style:parent-style-name="Normal" style:next-style-name="Normal" style:default-outline-level="3">
      <style:paragraph-properties fo:keep-with-next="always" fo:margin-top="0.0277in" fo:margin-bottom="0.0555in" fo:margin-left="0.4923in">
        <style:tab-stops/>
      </style:paragraph-properties>
      <style:text-properties style:font-name="Trebuchet MS" style:font-name-asian="Times New Roman" style:font-name-complex="Times New Roman" fo:color="#707172" style:font-size-complex="12pt" fo:hyphenate="false"/>
    </style:style>
    <style:style style:name="Normal" style:display-name="Normal" style:family="paragraph">
      <style:text-properties fo:hyphenate="false"/>
    </style:style>
    <style:style style:name="DefaultParagraphFont" style:display-name="Default Paragraph Font" style:family="text"/>
    <style:style style:name="Heading2Char" style:display-name="Heading 2 Char" style:family="text" style:parent-style-name="DefaultParagraphFont">
      <style:text-properties style:font-name="Trebuchet MS" style:font-name-asian="Times New Roman" style:font-name-complex="Times New Roman" fo:color="#1D9DD9" fo:font-size="13pt" style:font-size-asian="13pt" style:font-size-complex="13pt"/>
    </style:style>
    <style:style style:name="Heading1Char" style:display-name="Heading 1 Char" style:family="text" style:parent-style-name="DefaultParagraphFont">
      <style:text-properties style:font-name="Trebuchet MS" style:font-name-asian="Times New Roman" style:font-name-complex="Times New Roman" fo:color="#646464" fo:font-size="14pt" style:font-size-asian="14pt" style:font-size-complex="16pt"/>
    </style:style>
    <style:style style:name="Heading3Char" style:display-name="Heading 3 Char" style:family="text" style:parent-style-name="DefaultParagraphFont">
      <style:text-properties style:font-name="Trebuchet MS" style:font-name-asian="Times New Roman" style:font-name-complex="Times New Roman" fo:color="#707172" style:font-size-complex="12pt"/>
    </style:style>
    <style:style style:name="Header" style:display-name="Header" style:family="paragraph" style:parent-style-name="Normal">
      <style:paragraph-properties fo:margin-bottom="0in" fo:line-height="100%">
        <style:tab-stops>
          <style:tab-stop style:type="center" style:position="3.3465in"/>
          <style:tab-stop style:type="right" style:position="6.693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3465in"/>
          <style:tab-stop style:type="right" style:position="6.693in"/>
        </style:tab-stops>
      </style:paragraph-properties>
      <style:text-properties fo:hyphenate="false"/>
    </style:style>
    <style:style style:name="FooterChar" style:display-name="Footer Char" style:family="text" style:parent-style-name="DefaultParagraphFont"/>
    <style:style style:name="NoSpacing" style:display-name="No Spacing" style:family="paragraph">
      <style:paragraph-properties fo:margin-bottom="0in" fo:line-height="100%"/>
      <style:text-properties fo:hyphenate="false"/>
    </style:style>
    <style:style style:name="trascrizione" style:display-name="trascrizione" style:family="paragraph">
      <style:paragraph-properties fo:text-align="justify" fo:margin-top="0.1944in" fo:margin-bottom="0.2222in" fo:line-height="150%" fo:text-indent="0.4923in"/>
      <style:text-properties style:font-name="Trebuchet MS" style:font-name-asian="Times New Roman" style:font-name-complex="Times New Roman" fo:color="#707172" style:font-size-complex="12pt" fo:language="en" fo:country="US" fo:hyphenate="false"/>
    </style:style>
    <style:style style:name="titolo_corso" style:display-name="titolo_corso" style:family="paragraph">
      <style:paragraph-properties fo:text-align="center"/>
      <style:text-properties style:font-name="Trebuchet MS" style:font-name-asian="Times New Roman" style:font-name-complex="Times New Roman" fo:color="#646464" fo:font-size="14pt" style:font-size-asian="14pt" style:font-size-complex="14pt" fo:hyphenate="false"/>
    </style:style>
    <style:style style:name="titolo_video" style:display-name="titolo_video" style:family="paragraph" style:list-style-name="LFO2">
      <style:paragraph-properties fo:margin-bottom="0.0833in" fo:margin-left="0.4923in" fo:text-indent="-0.4923in">
        <style:tab-stops/>
      </style:paragraph-properties>
      <style:text-properties style:font-name="Trebuchet MS" style:font-name-asian="Times New Roman" style:font-name-complex="Times New Roman" fo:color="#1D9DD9" fo:font-size="13pt" style:font-size-asian="13pt" style:font-size-complex="13pt" fo:hyphenate="false"/>
    </style:style>
    <style:style style:name="titolo_lezione" style:display-name="titolo_lezione" style:family="paragraph">
      <style:text-properties style:font-name="Trebuchet MS" style:font-name-asian="Times New Roman" style:font-name-complex="Times New Roman" fo:color="#707172" style:font-size-complex="12pt" fo:hyphenate="fals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OUTLINELVL2" style:family="text">
      <style:text-properties style:use-window-font-color="true"/>
    </style:style>
    <text:outline-style style:name="WW_OutlineListStyle">
      <text:outline-level-style text:level="1" style:num-format=""/>
      <text:outline-level-style text:level="2" text:style-name="WW_CharOUTLINELVL2" style:num-suffix="." style:num-format="1">
        <style:list-level-properties text:space-before="0.25in" text:min-label-width="0.25in" text:list-level-position-and-space-mode="label-alignment">
          <style:list-level-label-alignment text:label-followed-by="listtab" fo:margin-left="0.5in" fo:text-indent="-0.25in"/>
        </style:list-level-properties>
      </text:outline-level-style>
      <text:outline-level-style text:level="3" style:num-format=""/>
    </text:outline-style>
    <style:style style:name="WW_CharLFO1LVL1" style:family="text">
      <style:text-properties style:font-name="Symbol" style:use-window-font-color="true"/>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use-window-font-color="true"/>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text:list-style style:name="LFO2">
      <text:list-level-style-image text:level="1" xlink:href="media/image1.png" xlink:type="simple" xlink:show="embed" xlink:actuate="onLoad">
        <style:list-level-properties text:space-before="0.25in" text:min-label-width="0.25in" style:vertical-pos="middle" style:vertical-rel="line" fo:width="0.0701in" fo:height="0.1388in" text:list-level-position-and-space-mode="label-alignment">
          <style:list-level-label-alignment text:label-followed-by="listtab" fo:margin-left="0.5in" fo:text-indent="-0.25in"/>
        </style:list-level-properties>
      </text:list-level-style-image>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image text:level="1" xlink:href="media/image1.png" xlink:type="simple" xlink:show="embed" xlink:actuate="onLoad">
        <style:list-level-properties text:space-before="0.25in" text:min-label-width="0.25in" style:vertical-pos="middle" style:vertical-rel="line" fo:width="0.0701in" fo:height="0.1388in" text:list-level-position-and-space-mode="label-alignment">
          <style:list-level-label-alignment text:label-followed-by="listtab" fo:margin-left="0.5in" fo:text-indent="-0.25in"/>
        </style:list-level-properties>
      </text:list-level-style-image>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4923in" fo:margin-left="0.5909in" fo:margin-bottom="0.4923in" fo:margin-right="0.5909in" style:num-format="1" style:writing-mode="lr-tb">
        <style:footnote-sep style:width="0.007in" style:rel-width="33%" style:color="#000000" style:line-style="solid" style:adjustment="left"/>
      </style:page-layout-properties>
      <style:header-style>
        <style:header-footer-properties style:dynamic-spacing="true" fo:min-height="0.2951in"/>
      </style:header-style>
      <style:footer-style>
        <style:header-footer-properties style:dynamic-spacing="true" fo:min-height="0.0986in"/>
      </style:footer-style>
    </style:page-layout>
    <style:style style:name="T2" style:parent-style-name="DefaultParagraphFont" style:family="text">
      <style:text-properties fo:language="en" fo:country="US"/>
    </style:style>
    <style:style style:name="T3" style:parent-style-name="DefaultParagraphFont" style:family="text">
      <style:text-properties fo:language="en" fo:country="US"/>
    </style:style>
    <style:style style:name="T4" style:parent-style-name="DefaultParagraphFont" style:family="text">
      <style:text-properties fo:language="en" fo:country="US"/>
    </style:style>
    <style:style style:name="T5" style:parent-style-name="DefaultParagraphFont" style:family="text">
      <style:text-properties fo:language="en" fo:country="US"/>
    </style:style>
    <style:style style:name="T6" style:parent-style-name="DefaultParagraphFont" style:family="text">
      <style:text-properties fo:font-weight="bold" style:font-weight-asian="bold" style:font-weight-complex="bold" fo:language="en" fo:country="US"/>
    </style:style>
    <style:style style:name="T7" style:parent-style-name="DefaultParagraphFont" style:family="text">
      <style:text-properties fo:font-weight="bold" style:font-weight-asian="bold" style:font-weight-complex="bold" fo:font-size="12pt" style:font-size-asian="12pt" style:font-size-complex="12pt" fo:language="en" fo:country="US"/>
    </style:style>
    <style:style style:name="T8" style:parent-style-name="DefaultParagraphFont" style:family="text">
      <style:text-properties fo:font-weight="bold" style:font-weight-asian="bold" style:font-weight-complex="bold" fo:language="en" fo:country="US"/>
    </style:style>
    <style:style style:name="P9" style:parent-style-name="Footer" style:family="paragraph">
      <style:text-properties fo:language="en" fo:country="US"/>
    </style:style>
  </office:automatic-styles>
  <office:master-styles>
    <style:master-page style:name="MP0" style:page-layout-name="PL0">
      <style:header>
        <text:p text:style-name="Header"/>
      </style:header>
      <style:footer>
        <text:p text:style-name="Footer"/>
        <text:p text:style-name="Footer"><text:span text:style-name="T2">Communication skills for engineering scholars</text:span><text:span text:style-name="T3"><text:s/>|<text:s/></text:span><text:span text:style-name="T4">Audio transcription</text:span><text:span text:style-name="T5"><text:s/></text:span><text:span text:style-name="T6"><text:page-number text:fixed="false">3</text:page-number></text:span><text:span text:style-name="T7">/</text:span><text:span text:style-name="T8"><text:page-count>3</text:page-count></text:span></text:p>
        <text:p text:style-name="P9"/>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Chiara</meta:initial-creator>
    <dc:creator>Roberta</dc:creator>
    <meta:creation-date>2020-08-18T14:13:00Z</meta:creation-date>
    <dc:date>2020-08-18T14:13:00Z</dc:date>
    <meta:template xlink:href="Normal.dotm" xlink:type="simple"/>
    <meta:editing-cycles>2</meta:editing-cycles>
    <meta:editing-duration>PT0S</meta:editing-duration>
    <meta:document-statistic meta:page-count="3" meta:paragraph-count="14" meta:word-count="1076" meta:character-count="7197" meta:row-count="51" meta:non-whitespace-character-count="6135"/>
  </office:meta>
</office:document-meta>
</file>